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table:style-name="Default" office:value-type="string">
            <text:p>deaths <text:a xlink:href="http://www.stat.gov.rs/">www.stat.gov.rs</text:a>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76851">
            <text:p>76851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80034">
            <text:p>80034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67870">
            <text:p>6787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68168">
            <text:p>68168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62610">
            <text:p>6261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65179">
            <text:p>6517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67105">
            <text:p>67105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61885">
            <text:p>61885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55564">
            <text:p>55564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60850">
            <text:p>6085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61872">
            <text:p>61872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57990">
            <text:p>57990</text:p>
          </table:table-cell>
          <table:table-cell office:value-type="float" office:value="69749">
            <text:p>69749</text:p>
          </table:table-cell>
          <table:table-cell table:formula="of:=[.B13]-[.C13]" office:value-type="float" office:value="-11759">
            <text:p>-11759</text:p>
          </table:table-cell>
          <table:table-cell table:formula="of:=[.D13]/[.C13]*100" office:value-type="float" office:value="-16.8590230684311">
            <text:p>-16,8590230684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62830">
            <text:p>62830</text:p>
          </table:table-cell>
          <table:table-cell office:value-type="float" office:value="77854">
            <text:p>77854</text:p>
          </table:table-cell>
          <table:table-cell table:formula="of:=[.B14]-[.C14]" office:value-type="float" office:value="-15024">
            <text:p>-15024</text:p>
          </table:table-cell>
          <table:table-cell table:formula="of:=[.D14]/[.C14]*100" office:value-type="float" office:value="-19.2976597220438">
            <text:p>-19,297659722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57778">
            <text:p>57778</text:p>
          </table:table-cell>
          <table:table-cell office:value-type="float" office:value="70201">
            <text:p>70201</text:p>
          </table:table-cell>
          <table:table-cell table:formula="of:=[.B15]-[.C15]" office:value-type="float" office:value="-12423">
            <text:p>-12423</text:p>
          </table:table-cell>
          <table:table-cell table:formula="of:=[.D15]/[.C15]*100" office:value-type="float" office:value="-17.6963291121209">
            <text:p>-17,6963291121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62100">
            <text:p>62100</text:p>
          </table:table-cell>
          <table:table-cell office:value-type="float" office:value="74831">
            <text:p>74831</text:p>
          </table:table-cell>
          <table:table-cell table:formula="of:=[.B16]-[.C16]" office:value-type="float" office:value="-12731">
            <text:p>-12731</text:p>
          </table:table-cell>
          <table:table-cell table:formula="of:=[.D16]/[.C16]*100" office:value-type="float" office:value="-17.0130026325988">
            <text:p>-17,0130026326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58856">
            <text:p>58856</text:p>
          </table:table-cell>
          <table:table-cell office:value-type="float" office:value="70623">
            <text:p>70623</text:p>
          </table:table-cell>
          <table:table-cell table:formula="of:=[.B17]-[.C17]" office:value-type="float" office:value="-11767">
            <text:p>-11767</text:p>
          </table:table-cell>
          <table:table-cell table:formula="of:=[.D17]/[.C17]*100" office:value-type="float" office:value="-16.6617107741104">
            <text:p>-16,6617107741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55471">
            <text:p>55471</text:p>
          </table:table-cell>
          <table:table-cell office:value-type="float" office:value="65737">
            <text:p>65737</text:p>
          </table:table-cell>
          <table:table-cell table:formula="of:=[.B18]-[.C18]" office:value-type="float" office:value="-10266">
            <text:p>-10266</text:p>
          </table:table-cell>
          <table:table-cell table:formula="of:=[.D18]/[.C18]*100" office:value-type="float" office:value="-15.6167759404901">
            <text:p>-15,6167759405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62915">
            <text:p>62915</text:p>
          </table:table-cell>
          <table:table-cell office:value-type="float" office:value="74223">
            <text:p>74223</text:p>
          </table:table-cell>
          <table:table-cell table:formula="of:=[.B19]-[.C19]" office:value-type="float" office:value="-11308">
            <text:p>-11308</text:p>
          </table:table-cell>
          <table:table-cell table:formula="of:=[.D19]/[.C19]*100" office:value-type="float" office:value="-15.2351696913356">
            <text:p>-15,2351696913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60932">
            <text:p>60932</text:p>
          </table:table-cell>
          <table:table-cell office:value-type="float" office:value="71713">
            <text:p>71713</text:p>
          </table:table-cell>
          <table:table-cell table:formula="of:=[.B20]-[.C20]" office:value-type="float" office:value="-10781">
            <text:p>-10781</text:p>
          </table:table-cell>
          <table:table-cell table:formula="of:=[.D20]/[.C20]*100" office:value-type="float" office:value="-15.0335364578249">
            <text:p>-15,0335364578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68152">
            <text:p>68152</text:p>
          </table:table-cell>
          <table:table-cell office:value-type="float" office:value="79044">
            <text:p>79044</text:p>
          </table:table-cell>
          <table:table-cell table:formula="of:=[.B21]-[.C21]" office:value-type="float" office:value="-10892">
            <text:p>-10892</text:p>
          </table:table-cell>
          <table:table-cell table:formula="of:=[.D21]/[.C21]*100" office:value-type="float" office:value="-13.7796670208998">
            <text:p>-13,7796670209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67211">
            <text:p>67211</text:p>
          </table:table-cell>
          <table:table-cell office:value-type="float" office:value="78040">
            <text:p>78040</text:p>
          </table:table-cell>
          <table:table-cell table:formula="of:=[.B22]-[.C22]" office:value-type="float" office:value="-10829">
            <text:p>-10829</text:p>
          </table:table-cell>
          <table:table-cell table:formula="of:=[.D22]/[.C22]*100" office:value-type="float" office:value="-13.876217324449">
            <text:p>-13,8762173244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65872">
            <text:p>65872</text:p>
          </table:table-cell>
          <table:table-cell office:value-type="float" office:value="76184">
            <text:p>76184</text:p>
          </table:table-cell>
          <table:table-cell table:formula="of:=[.B23]-[.C23]" office:value-type="float" office:value="-10312">
            <text:p>-10312</text:p>
          </table:table-cell>
          <table:table-cell table:formula="of:=[.D23]/[.C23]*100" office:value-type="float" office:value="-13.5356505302951">
            <text:p>-13,5356505303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70822">
            <text:p>70822</text:p>
          </table:table-cell>
          <table:table-cell office:value-type="float" office:value="81092">
            <text:p>81092</text:p>
          </table:table-cell>
          <table:table-cell table:formula="of:=[.B24]-[.C24]" office:value-type="float" office:value="-10270">
            <text:p>-10270</text:p>
          </table:table-cell>
          <table:table-cell table:formula="of:=[.D24]/[.C24]*100" office:value-type="float" office:value="-12.6646278301189">
            <text:p>-12,6646278301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67152">
            <text:p>67152</text:p>
          </table:table-cell>
          <table:table-cell office:value-type="float" office:value="77510">
            <text:p>77510</text:p>
          </table:table-cell>
          <table:table-cell table:formula="of:=[.B25]-[.C25]" office:value-type="float" office:value="-10358">
            <text:p>-10358</text:p>
          </table:table-cell>
          <table:table-cell table:formula="of:=[.D25]/[.C25]*100" office:value-type="float" office:value="-13.3634369758741">
            <text:p>-13,3634369759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66457">
            <text:p>66457</text:p>
          </table:table-cell>
          <table:table-cell office:value-type="float" office:value="76532">
            <text:p>76532</text:p>
          </table:table-cell>
          <table:table-cell table:formula="of:=[.B26]-[.C26]" office:value-type="float" office:value="-10075">
            <text:p>-10075</text:p>
          </table:table-cell>
          <table:table-cell table:formula="of:=[.D26]/[.C26]*100" office:value-type="float" office:value="-13.1644279517065">
            <text:p>-13,1644279517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69590">
            <text:p>69590</text:p>
          </table:table-cell>
          <table:table-cell office:value-type="float" office:value="79608">
            <text:p>79608</text:p>
          </table:table-cell>
          <table:table-cell table:formula="of:=[.B27]-[.C27]" office:value-type="float" office:value="-10018">
            <text:p>-10018</text:p>
          </table:table-cell>
          <table:table-cell table:formula="of:=[.D27]/[.C27]*100" office:value-type="float" office:value="-12.5841623957391">
            <text:p>-12,5841623957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68565">
            <text:p>68565</text:p>
          </table:table-cell>
          <table:table-cell office:value-type="float" office:value="78714">
            <text:p>78714</text:p>
          </table:table-cell>
          <table:table-cell table:formula="of:=[.B28]-[.C28]" office:value-type="float" office:value="-10149">
            <text:p>-10149</text:p>
          </table:table-cell>
          <table:table-cell table:formula="of:=[.D28]/[.C28]*100" office:value-type="float" office:value="-12.8935132250934">
            <text:p>-12,8935132251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68924">
            <text:p>68924</text:p>
          </table:table-cell>
          <table:table-cell office:value-type="float" office:value="78735">
            <text:p>78735</text:p>
          </table:table-cell>
          <table:table-cell table:formula="of:=[.B29]-[.C29]" office:value-type="float" office:value="-9811">
            <text:p>-9811</text:p>
          </table:table-cell>
          <table:table-cell table:formula="of:=[.D29]/[.C29]*100" office:value-type="float" office:value="-12.4607861814949">
            <text:p>-12,4607861815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71986">
            <text:p>71986</text:p>
          </table:table-cell>
          <table:table-cell office:value-type="float" office:value="81762">
            <text:p>81762</text:p>
          </table:table-cell>
          <table:table-cell table:formula="of:=[.B30]-[.C30]" office:value-type="float" office:value="-9776">
            <text:p>-9776</text:p>
          </table:table-cell>
          <table:table-cell table:formula="of:=[.D30]/[.C30]*100" office:value-type="float" office:value="-11.9566546806585">
            <text:p>-11,9566546807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72306">
            <text:p>72306</text:p>
          </table:table-cell>
          <table:table-cell office:value-type="float" office:value="81881">
            <text:p>81881</text:p>
          </table:table-cell>
          <table:table-cell table:formula="of:=[.B31]-[.C31]" office:value-type="float" office:value="-9575">
            <text:p>-9575</text:p>
          </table:table-cell>
          <table:table-cell table:formula="of:=[.D31]/[.C31]*100" office:value-type="float" office:value="-11.6937995383544">
            <text:p>-11,6937995384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76180">
            <text:p>76180</text:p>
          </table:table-cell>
          <table:table-cell office:value-type="float" office:value="85089">
            <text:p>85089</text:p>
          </table:table-cell>
          <table:table-cell table:formula="of:=[.B32]-[.C32]" office:value-type="float" office:value="-8909">
            <text:p>-8909</text:p>
          </table:table-cell>
          <table:table-cell table:formula="of:=[.D32]/[.C32]*100" office:value-type="float" office:value="-10.4702135411158">
            <text:p>-10,4702135411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78086">
            <text:p>78086</text:p>
          </table:table-cell>
          <table:table-cell office:value-type="float" office:value="87763">
            <text:p>87763</text:p>
          </table:table-cell>
          <table:table-cell table:formula="of:=[.B33]-[.C33]" office:value-type="float" office:value="-9677">
            <text:p>-9677</text:p>
          </table:table-cell>
          <table:table-cell table:formula="of:=[.D33]/[.C33]*100" office:value-type="float" office:value="-11.0262867039641">
            <text:p>-11,026286704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78473">
            <text:p>78473</text:p>
          </table:table-cell>
          <table:table-cell office:value-type="float" office:value="88952">
            <text:p>88952</text:p>
          </table:table-cell>
          <table:table-cell table:formula="of:=[.B34]-[.C34]" office:value-type="float" office:value="-10479">
            <text:p>-10479</text:p>
          </table:table-cell>
          <table:table-cell table:formula="of:=[.D34]/[.C34]*100" office:value-type="float" office:value="-11.7805108373055">
            <text:p>-11,7805108373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83506">
            <text:p>83506</text:p>
          </table:table-cell>
          <table:table-cell office:value-type="float" office:value="94546">
            <text:p>94546</text:p>
          </table:table-cell>
          <table:table-cell table:formula="of:=[.B35]-[.C35]" office:value-type="float" office:value="-11040">
            <text:p>-11040</text:p>
          </table:table-cell>
          <table:table-cell table:formula="of:=[.D35]/[.C35]*100" office:value-type="float" office:value="-11.6768557104478">
            <text:p>-11,6768557104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82742">
            <text:p>82742</text:p>
          </table:table-cell>
          <table:table-cell office:value-type="float" office:value="93315">
            <text:p>93315</text:p>
          </table:table-cell>
          <table:table-cell table:formula="of:=[.B36]-[.C36]" office:value-type="float" office:value="-10573">
            <text:p>-10573</text:p>
          </table:table-cell>
          <table:table-cell table:formula="of:=[.D36]/[.C36]*100" office:value-type="float" office:value="-11.330439907839">
            <text:p>-11,3304399078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81836">
            <text:p>81836</text:p>
          </table:table-cell>
          <table:table-cell office:value-type="float" office:value="93662">
            <text:p>93662</text:p>
          </table:table-cell>
          <table:table-cell table:formula="of:=[.B37]-[.C37]" office:value-type="float" office:value="-11826">
            <text:p>-11826</text:p>
          </table:table-cell>
          <table:table-cell table:formula="of:=[.D37]/[.C37]*100" office:value-type="float" office:value="-12.6262518417288">
            <text:p>-12,6262518417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83977">
            <text:p>83977</text:p>
          </table:table-cell>
          <table:table-cell office:value-type="float" office:value="94423">
            <text:p>94423</text:p>
          </table:table-cell>
          <table:table-cell table:formula="of:=[.B38]-[.C38]" office:value-type="float" office:value="-10446">
            <text:p>-10446</text:p>
          </table:table-cell>
          <table:table-cell table:formula="of:=[.D38]/[.C38]*100" office:value-type="float" office:value="-11.0629825360347">
            <text:p>-11,062982536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83426">
            <text:p>83426</text:p>
          </table:table-cell>
          <table:table-cell office:value-type="float" office:value="93733">
            <text:p>93733</text:p>
          </table:table-cell>
          <table:table-cell table:formula="of:=[.B39]-[.C39]" office:value-type="float" office:value="-10307">
            <text:p>-10307</text:p>
          </table:table-cell>
          <table:table-cell table:formula="of:=[.D39]/[.C39]*100" office:value-type="float" office:value="-10.99612729775">
            <text:p>-10,9961272978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83616">
            <text:p>83616</text:p>
          </table:table-cell>
          <table:table-cell office:value-type="float" office:value="93873">
            <text:p>93873</text:p>
          </table:table-cell>
          <table:table-cell table:formula="of:=[.B40]-[.C40]" office:value-type="float" office:value="-10257">
            <text:p>-10257</text:p>
          </table:table-cell>
          <table:table-cell table:formula="of:=[.D40]/[.C40]*100" office:value-type="float" office:value="-10.9264644786041">
            <text:p>-10,9264644786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85256">
            <text:p>85256</text:p>
          </table:table-cell>
          <table:table-cell office:value-type="float" office:value="95437">
            <text:p>95437</text:p>
          </table:table-cell>
          <table:table-cell table:formula="of:=[.B41]-[.C41]" office:value-type="float" office:value="-10181">
            <text:p>-10181</text:p>
          </table:table-cell>
          <table:table-cell table:formula="of:=[.D41]/[.C41]*100" office:value-type="float" office:value="-10.6677703615998">
            <text:p>-10,6677703616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85515">
            <text:p>85515</text:p>
          </table:table-cell>
          <table:table-cell office:value-type="float" office:value="93729">
            <text:p>93729</text:p>
          </table:table-cell>
          <table:table-cell table:formula="of:=[.B42]-[.C42]" office:value-type="float" office:value="-8214">
            <text:p>-8214</text:p>
          </table:table-cell>
          <table:table-cell table:formula="of:=[.D42]/[.C42]*100" office:value-type="float" office:value="-8.76356303812054">
            <text:p>-8,7635630381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89072">
            <text:p>89072</text:p>
          </table:table-cell>
          <table:table-cell office:value-type="float" office:value="97598">
            <text:p>97598</text:p>
          </table:table-cell>
          <table:table-cell table:formula="of:=[.B43]-[.C43]" office:value-type="float" office:value="-8526">
            <text:p>-8526</text:p>
          </table:table-cell>
          <table:table-cell table:formula="of:=[.D43]/[.C43]*100" office:value-type="float" office:value="-8.7358347507121">
            <text:p>-8,7358347507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93475">
            <text:p>93475</text:p>
          </table:table-cell>
          <table:table-cell office:value-type="float" office:value="101479">
            <text:p>101479</text:p>
          </table:table-cell>
          <table:table-cell table:formula="of:=[.B44]-[.C44]" office:value-type="float" office:value="-8004">
            <text:p>-8004</text:p>
          </table:table-cell>
          <table:table-cell table:formula="of:=[.D44]/[.C44]*100" office:value-type="float" office:value="-7.88734615043507">
            <text:p>-7,8873461504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95121">
            <text:p>95121</text:p>
          </table:table-cell>
          <table:table-cell office:value-type="float" office:value="102925">
            <text:p>102925</text:p>
          </table:table-cell>
          <table:table-cell table:formula="of:=[.B45]-[.C45]" office:value-type="float" office:value="-7804">
            <text:p>-7804</text:p>
          </table:table-cell>
          <table:table-cell table:formula="of:=[.D45]/[.C45]*100" office:value-type="float" office:value="-7.58222006315278">
            <text:p>-7,5822200632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93011">
            <text:p>93011</text:p>
          </table:table-cell>
          <table:table-cell office:value-type="float" office:value="100678">
            <text:p>100678</text:p>
          </table:table-cell>
          <table:table-cell table:formula="of:=[.B46]-[.C46]" office:value-type="float" office:value="-7667">
            <text:p>-7667</text:p>
          </table:table-cell>
          <table:table-cell table:formula="of:=[.D46]/[.C46]*100" office:value-type="float" office:value="-7.61536780627347">
            <text:p>-7,6153678063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93933">
            <text:p>93933</text:p>
          </table:table-cell>
          <table:table-cell office:value-type="float" office:value="102604">
            <text:p>102604</text:p>
          </table:table-cell>
          <table:table-cell table:formula="of:=[.B47]-[.C47]" office:value-type="float" office:value="-8671">
            <text:p>-8671</text:p>
          </table:table-cell>
          <table:table-cell table:formula="of:=[.D47]/[.C47]*100" office:value-type="float" office:value="-8.45093758527933">
            <text:p>-8,4509375853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98370">
            <text:p>98370</text:p>
          </table:table-cell>
          <table:table-cell office:value-type="float" office:value="106762">
            <text:p>106762</text:p>
          </table:table-cell>
          <table:table-cell table:formula="of:=[.B48]-[.C48]" office:value-type="float" office:value="-8392">
            <text:p>-8392</text:p>
          </table:table-cell>
          <table:table-cell table:formula="of:=[.D48]/[.C48]*100" office:value-type="float" office:value="-7.86047470073622">
            <text:p>-7,8604747007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98068">
            <text:p>98068</text:p>
          </table:table-cell>
          <table:table-cell office:value-type="float" office:value="106692">
            <text:p>106692</text:p>
          </table:table-cell>
          <table:table-cell table:formula="of:=[.B49]-[.C49]" office:value-type="float" office:value="-8624">
            <text:p>-8624</text:p>
          </table:table-cell>
          <table:table-cell table:formula="of:=[.D49]/[.C49]*100" office:value-type="float" office:value="-8.08308026843625">
            <text:p>-8,0830802684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99376">
            <text:p>99376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101444">
            <text:p>101444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04042">
            <text:p>104042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99008">
            <text:p>99008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02785">
            <text:p>102785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03946">
            <text:p>103946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04320">
            <text:p>104320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06771">
            <text:p>106771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02884">
            <text:p>102884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02805">
            <text:p>102805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02711">
            <text:p>102711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104000">
            <text:p>104000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103211">
            <text:p>103211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02935">
            <text:p>102935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02400">
            <text:p>102400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00300">
            <text:p>100300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101247">
            <text:p>101247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103678">
            <text:p>103678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100834">
            <text:p>100834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03722">
            <text:p>103722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01655">
            <text:p>101655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101458">
            <text:p>101458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116850">
            <text:p>116850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136622">
            <text:p>136622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109203">
            <text:p>109203</text:p>
          </table:table-cell>
          <table:table-cell table:formula="of:=[.B74]-[.C74]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25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25:20.68</dc:date>
    <dc:creator>Andrzej Bystrzycki</dc:creator>
    <meta:generator>OpenOffice.org/3.3$Win32 OpenOffice.org_project/330m20$Build-9567</meta:generator>
    <meta:editing-duration>PT4M14S</meta:editing-duration>
    <meta:editing-cycles>1</meta:editing-cycles>
    <meta:document-statistic meta:table-count="1" meta:cell-count="310" meta:object-count="0"/>
  </office:meta>
</office:document-meta>
</file>